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text-properties officeooo:paragraph-rsid="00185ba2"/>
    </style:style>
    <style:style style:name="P3" style:family="paragraph" style:parent-style-name="Quotations">
      <style:paragraph-properties fo:margin-left="0in" fo:margin-right="0.3937in" fo:text-indent="0in" style:auto-text-indent="false"/>
      <style:text-properties officeooo:paragraph-rsid="00185ba2"/>
    </style:style>
    <style:style style:name="P4" style:family="paragraph" style:parent-style-name="Standard">
      <loext:graphic-properties draw:fill="solid" draw:fill-color="#ffffff"/>
      <style:paragraph-properties fo:background-color="#ffffff" fo:padding="0in" fo:border="none" style:shadow="none"/>
    </style:style>
    <style:style style:name="P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paragraph-rsid="00185ba2"/>
    </style:style>
    <style:style style:name="P6" style:family="paragraph" style:parent-style-name="Table_20_Contents">
      <style:text-properties officeooo:rsid="00185ba2" officeooo:paragraph-rsid="00185ba2"/>
    </style:style>
    <style:style style:name="T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80808" loext:opacity="100%" style:font-name="JetBrains Mono" fo:font-size="10pt" fo:font-style="normal" fo:font-weight="normal" officeooo:rsid="00185ba2" style:font-size-asian="10pt" style:font-style-asian="normal" style:font-weight-asian="normal"/>
    </style:style>
    <style:style style:name="T3" style:family="text">
      <style:text-properties officeooo:rsid="00185b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ake ODT Document</text:p>
      <text:p text:style-name="P4"><text:span text:style-name="T1"/></text:p>
      <text:h text:style-name="Heading_20_1" text:outline-level="1"><text:span text:style-name="T3">Heading</text:span> 1</text:h>
      <text:p text:style-name="Text_20_body"/>
      <text:h text:style-name="Heading_20_2" text:outline-level="2">Heading 2</text:h>
      <text:p text:style-name="P4"><text:span text:style-name="T1"/></text:p>
      <text:p text:style-name="P5"><text:span text:style-name="T1">reStructuredText is a file format and markup language that software developers and technical writers use to produce technical documentation for Python-based software programs. When processed using the Python Docutils tool or another documentation-processing program, the markup symbols that reStructuredText (RST) files contain are transformed into text formatting. </text:span><text:line-break/><text:span text:style-name="T1">For example, to add a bulleted list to an RST file, an author would write the following:</text:span><text:line-break/><text:span text:style-name="T1">- Bulleted list item</text:span><text:line-break/><text:span text:style-name="T1">- Bulleted list item</text:span><text:line-break/><text:span text:style-name="T1">- Bulleted list item</text:span><text:line-break/><text:span text:style-name="T1">When processed by a documentation-processing program, the above text would be shown as:</text:span><text:line-break/><text:span text:style-name="T1"> <text:s text:c="3"/>• Bulleted list item </text:span><text:line-break/><text:span text:style-name="T1"> <text:s text:c="3"/>• Bulleted list item </text:span><text:line-break/><text:span text:style-name="T1"> <text:s text:c="3"/>• Bulleted list item </text:span><text:line-break/><text:span text:style-name="T1">RST files can also contain symbols used to indicate that text should be bolded (** **), italicized (* *), or transformed into a section header (=====) or sub-header (-----). They may also include links to images and URLs</text:span></text:p>
      <text:p text:style-name="P5"><text:span text:style-name="T1"/></text:p>
      <text:p text:style-name="P5"><text:span text:style-name="T2">Someone once asked</text:span></text:p>
      <text:p text:style-name="P2"><text:span text:style-name="T2">Can I have more sugar for my tea?</text:span></text:p>
      <text:p text:style-name="P2"><text:span text:style-name="T2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Cell 1 1</text:p>
          </table:table-cell>
          <table:table-cell table:style-name="Table1.A1" office:value-type="string">
            <text:p text:style-name="P6">Cell 1 2</text:p>
          </table:table-cell>
        </table:table-row>
        <table:table-row>
          <table:table-cell table:style-name="Table1.A1" office:value-type="string">
            <text:p text:style-name="P6">Cell 2 <text:s/>1</text:p>
          </table:table-cell>
          <table:table-cell table:style-name="Table1.A1" office:value-type="string">
            <text:p text:style-name="P6">Call 2 2</text:p>
          </table:table-cell>
        </table:table-row>
      </table:table>
      <text:p text:style-name="P3"><text:line-break/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keyword/>
    <meta:initial-creator/>
    <meta:creation-date>2023-05-04T17:47:22Z</meta:creation-date>
    <dc:date>2023-08-25T17:07:53.874909589</dc:date>
    <meta:editing-duration>PT5M49S</meta:editing-duration>
    <meta:editing-cycles>1</meta:editing-cycles>
    <meta:document-statistic meta:table-count="1" meta:image-count="0" meta:object-count="0" meta:page-count="1" meta:paragraph-count="12" meta:word-count="171" meta:character-count="1028" meta:non-whitespace-character-count="849"/>
  </office:meta>
</office:document-meta>
</file>